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language="zxx" fo:country="none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P5" style:family="paragraph" style:parent-style-name="Standard">
      <style:paragraph-properties fo:text-align="start" style:justify-single-word="false"/>
      <style:text-properties fo:font-size="14pt" fo:language="en" fo:country="US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1pt" fo:language="zxx" fo:country="none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1pt" fo:language="zxx" fo:country="none" style:text-underline-style="none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1pt" fo:language="zxx" fo:country="none" style:text-underline-style="none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start" style:justify-single-word="false">
        <style:tab-stops/>
      </style:paragraph-properties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1pt" fo:language="en" fo:country="US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1pt" fo:language="en" fo:country="US" style:text-underline-style="none" fo:font-weight="bold" style:font-size-asian="11pt" style:font-weight-asian="bold" style:font-size-complex="11pt" style:font-weight-complex="bold"/>
    </style:style>
    <style:style style:name="P14" style:family="paragraph" style:parent-style-name="Standard">
      <style:paragraph-properties fo:text-align="start" style:justify-single-word="false"/>
    </style:style>
    <style:style style:name="P15" style:family="paragraph" style:parent-style-name="Standard">
      <style:paragraph-properties fo:text-align="start" style:justify-single-word="false"/>
      <style:text-properties fo:font-size="12pt" fo:language="zxx" fo:country="none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8pt" fo:language="en" fo:country="US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8pt" fo:language="en" fo:country="US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8pt" fo:language="en" fo:country="US" style:text-underline-style="none" fo:font-weight="bold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8pt" fo:language="zxx" fo:country="none" style:text-underline-style="none" fo:font-weight="bold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start" style:justify-single-word="false"/>
      <style:text-properties fo:language="en" fo:country="US"/>
    </style:style>
    <style:style style:name="P21" style:family="paragraph" style:parent-style-name="Standard">
      <style:paragraph-properties fo:text-align="start" style:justify-single-word="false"/>
      <style:text-properties fo:font-size="15pt" fo:language="zxx" fo:country="none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2" style:family="paragraph" style:parent-style-name="Standard">
      <style:paragraph-properties fo:margin-left="0in" fo:margin-right="-0.0244in" fo:text-align="center" style:justify-single-word="false" fo:text-indent="0in" style:auto-text-indent="false"/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23" style:family="paragraph" style:parent-style-name="Standard">
      <style:paragraph-properties fo:margin-left="0in" fo:margin-right="-0.0244in" fo:text-align="start" style:justify-single-word="false" fo:text-indent="0in" style:auto-text-indent="false"/>
      <style:text-properties fo:font-size="20pt" fo:language="zxx" fo:country="none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P24" style:family="paragraph" style:parent-style-name="Standard">
      <style:paragraph-properties fo:margin-left="0in" fo:margin-right="-0.0244in" fo:text-align="start" style:justify-single-word="false" fo:text-indent="0in" style:auto-text-indent="false"/>
      <style:text-properties fo:font-size="15pt" fo:language="zxx" fo:country="none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5" style:family="paragraph" style:parent-style-name="Text_20_body">
      <style:paragraph-properties fo:text-align="start" style:justify-single-word="false"/>
    </style:style>
    <style:style style:name="P26" style:family="paragraph" style:parent-style-name="Text_20_body">
      <style:paragraph-properties fo:text-align="start" style:justify-single-word="false"/>
      <style:text-properties fo:font-size="11pt" fo:language="zxx" fo:country="none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P27" style:family="paragraph" style:parent-style-name="Text_20_body">
      <style:paragraph-properties fo:text-align="start" style:justify-single-word="false"/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P28" style:family="paragraph" style:parent-style-name="Heading_20_1">
      <style:paragraph-properties fo:text-align="start" style:justify-single-word="false"/>
    </style:style>
    <style:style style:name="P29" style:family="paragraph" style:parent-style-name="Heading_20_1">
      <style:paragraph-properties fo:text-align="start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30" style:family="paragraph" style:parent-style-name="Standard">
      <style:paragraph-properties fo:margin-left="-0.0319in" fo:margin-right="0in" fo:text-align="start" style:justify-single-word="false" fo:text-indent="-0.0083in" style:auto-text-indent="false">
        <style:tab-stops>
          <style:tab-stop style:position="0.0402in"/>
        </style:tab-stops>
      </style:paragraph-properties>
      <style:text-properties fo:font-size="14pt" fo:language="en" fo:country="US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31" style:family="paragraph" style:parent-style-name="Standard" style:list-style-name="L1">
      <style:paragraph-properties fo:text-align="start" style:justify-single-word="false"/>
      <style:text-properties fo:font-size="11pt" fo:language="zxx" fo:country="none" fo:font-weight="bold" style:font-size-asian="11pt" style:font-weight-asian="bold" style:font-size-complex="11pt" style:font-weight-complex="bold"/>
    </style:style>
    <style:style style:name="P32" style:family="paragraph" style:parent-style-name="Standard" style:list-style-name="L6">
      <style:paragraph-properties fo:text-align="start" style:justify-single-word="false"/>
      <style:text-properties fo:font-size="11pt" fo:language="zxx" fo:country="none" fo:font-weight="bold" style:font-size-asian="11pt" style:font-weight-asian="bold" style:font-size-complex="11pt" style:font-weight-complex="bold"/>
    </style:style>
    <style:style style:name="P33" style:family="paragraph" style:parent-style-name="Standard" style:list-style-name="L11">
      <style:paragraph-properties fo:text-align="start" style:justify-single-word="false"/>
      <style:text-properties fo:font-size="11pt" fo:language="zxx" fo:country="none" style:text-underline-style="none" fo:font-weight="bold" style:font-size-asian="11pt" style:font-weight-asian="bold" style:font-size-complex="11pt" style:font-weight-complex="bold"/>
    </style:style>
    <style:style style:name="P34" style:family="paragraph" style:parent-style-name="Standard" style:list-style-name="L1">
      <style:paragraph-properties fo:text-align="start" style:justify-single-word="false"/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P35" style:family="paragraph" style:parent-style-name="Standard" style:list-style-name="L2">
      <style:paragraph-properties fo:text-align="start" style:justify-single-word="false"/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P36" style:family="paragraph" style:parent-style-name="Standard" style:list-style-name="L3">
      <style:paragraph-properties fo:text-align="start" style:justify-single-word="false"/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P37" style:family="paragraph" style:parent-style-name="Standard" style:list-style-name="L4">
      <style:paragraph-properties fo:text-align="start" style:justify-single-word="false"/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P38" style:family="paragraph" style:parent-style-name="Standard" style:list-style-name="L5">
      <style:paragraph-properties fo:text-align="start" style:justify-single-word="false"/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P39" style:family="paragraph" style:parent-style-name="Standard" style:list-style-name="L9">
      <style:paragraph-properties fo:text-align="start" style:justify-single-word="false"/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P40" style:family="paragraph" style:parent-style-name="Standard" style:list-style-name="L9">
      <style:paragraph-properties fo:text-align="start" style:justify-single-word="false">
        <style:tab-stops/>
      </style:paragraph-properties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P41" style:family="paragraph" style:parent-style-name="Standard" style:list-style-name="L10">
      <style:paragraph-properties fo:text-align="start" style:justify-single-word="false"/>
      <style:text-properties fo:font-size="11pt" fo:language="en" fo:country="US" style:text-underline-style="none" fo:font-weight="bold" style:font-size-asian="11pt" style:font-weight-asian="bold" style:font-size-complex="11pt" style:font-weight-complex="bold"/>
    </style:style>
    <style:style style:name="P42" style:family="paragraph" style:parent-style-name="Standard" style:list-style-name="L11">
      <style:paragraph-properties fo:text-align="start" style:justify-single-word="false"/>
      <style:text-properties fo:font-size="11pt" fo:language="en" fo:country="US" style:text-underline-style="none" fo:font-weight="bold" style:font-size-asian="11pt" style:font-weight-asian="bold" style:font-size-complex="11pt" style:font-weight-complex="bold"/>
    </style:style>
    <style:style style:name="P43" style:family="paragraph" style:parent-style-name="Standard" style:list-style-name="L1">
      <style:paragraph-properties fo:text-align="start" style:justify-single-word="false"/>
    </style:style>
    <style:style style:name="P44" style:family="paragraph" style:parent-style-name="Standard" style:list-style-name="L6">
      <style:paragraph-properties fo:text-align="start" style:justify-single-word="false"/>
    </style:style>
    <style:style style:name="P45" style:family="paragraph" style:parent-style-name="Standard" style:list-style-name="L7">
      <style:paragraph-properties fo:text-align="start" style:justify-single-word="false"/>
    </style:style>
    <style:style style:name="P46" style:family="paragraph" style:parent-style-name="Standard" style:list-style-name="L1">
      <style:paragraph-properties fo:text-align="start" style:justify-single-word="false"/>
      <style:text-properties fo:language="en" fo:country="US"/>
    </style:style>
    <style:style style:name="P47" style:family="paragraph" style:parent-style-name="Standard" style:list-style-name="L11">
      <style:paragraph-properties fo:text-align="start" style:justify-single-word="false"/>
      <style:text-properties fo:color="#0047ff" fo:font-size="11pt" fo:language="en" fo:country="US" style:text-underline-style="none" fo:font-weight="bold" fo:background-color="#ffff00" style:font-size-asian="11pt" style:font-weight-asian="bold" style:font-size-complex="11pt" style:font-weight-complex="bold"/>
    </style:style>
    <style:style style:name="P48" style:family="paragraph" style:parent-style-name="Standard" style:list-style-name="L11">
      <style:paragraph-properties fo:text-align="start" style:justify-single-word="false"/>
      <style:text-properties fo:color="#0047ff" fo:font-size="11pt" fo:language="zxx" fo:country="none" style:text-underline-style="none" fo:font-weight="bold" fo:background-color="#ffff00" style:font-size-asian="11pt" style:font-weight-asian="bold" style:font-size-complex="11pt" style:font-weight-complex="bold"/>
    </style:style>
    <style:style style:name="P49" style:family="paragraph" style:parent-style-name="Standard" style:list-style-name="L11">
      <style:paragraph-properties fo:text-align="start" style:justify-single-word="false"/>
      <style:text-properties fo:color="#0047ff" fo:font-size="11pt" fo:language="zxx" fo:country="none" style:text-underline-style="none" fo:font-weight="bold" style:font-size-asian="11pt" style:font-weight-asian="bold" style:font-size-complex="11pt" style:font-weight-complex="bold"/>
    </style:style>
    <style:style style:name="P50" style:family="paragraph" style:parent-style-name="Standard" style:list-style-name="L11">
      <style:paragraph-properties fo:text-align="start" style:justify-single-word="false"/>
      <style:text-properties fo:font-size="18pt" fo:language="en" fo:country="US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8pt" fo:language="zxx" fo:country="none" style:text-underline-style="none" fo:font-weight="bold" style:font-size-asian="18pt" style:font-weight-asian="bold" style:font-size-complex="18pt" style:font-weight-complex="bold"/>
    </style:style>
    <style:style style:name="P52" style:family="paragraph" style:parent-style-name="Text_20_body" style:list-style-name="L8">
      <style:paragraph-properties fo:text-align="start" style:justify-single-word="false"/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T1" style:family="text">
      <style:text-properties fo:language="zxx" fo:country="none"/>
    </style:style>
    <style:style style:name="T2" style:family="text">
      <style:text-properties fo:language="zxx" fo:country="none" fo:font-weight="bold" style:font-weight-asian="bold" style:font-weight-complex="bold"/>
    </style:style>
    <style:style style:name="T3" style:family="text">
      <style:text-properties fo:language="zxx" fo:country="none"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fo:language="en" fo:country="US"/>
    </style:style>
    <style:style style:name="T5" style:family="text">
      <style:text-properties fo:font-size="11pt" fo:language="zxx" fo:country="none" fo:font-weight="bold" style:font-size-asian="11pt" style:font-weight-asian="bold" style:font-size-complex="11pt" style:font-weight-complex="bold"/>
    </style:style>
    <style:style style:name="T6" style:family="text">
      <style:text-properties fo:font-size="11pt" fo:language="zxx" fo:country="none" style:font-size-asian="11pt" style:font-size-complex="11pt"/>
    </style:style>
    <style:style style:name="T7" style:family="text"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T8" style:family="text">
      <style:text-properties fo:font-size="11pt" fo:font-weight="bold" style:font-size-asian="11pt" style:font-weight-asian="bold" style:font-size-complex="11pt" style:font-weight-complex="bold"/>
    </style:style>
    <style:style style:name="T9" style:family="text">
      <style:text-properties fo:font-size="11pt" fo:font-style="normal" style:text-underline-style="none" style:font-size-asian="11pt" style:font-style-asian="normal" style:font-size-complex="11pt" style:font-style-complex="normal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4pt" fo:language="zxx" fo:country="none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T12" style:family="text">
      <style:text-properties fo:font-size="14pt" fo:language="en" fo:country="US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T13" style:family="text">
      <style:text-properties fo:font-size="14pt" fo:background-color="#ffffff" style:font-size-asian="14pt" style:font-size-complex="14pt"/>
    </style:style>
    <style:style style:name="T1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5" style:family="text">
      <style:text-properties fo:color="#ff0000"/>
    </style:style>
    <style:style style:name="T16" style:family="text">
      <style:text-properties fo:color="#ff0000" fo:font-size="11pt" fo:language="en" fo:country="US" fo:font-weight="bold" style:font-size-asian="11pt" style:font-weight-asian="bold" style:font-size-complex="11pt" style:font-weight-complex="bold"/>
    </style:style>
    <style:style style:name="T17" style:family="text">
      <style:text-properties fo:background-color="#ffff00"/>
    </style:style>
    <style:style style:name="T18" style:family="text">
      <style:text-properties fo:background-color="#ffffff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style-name="Bullet_20_Symbols" text:bullet-char="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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201in" fo:text-indent="-0.25in" fo:margin-left="0.420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6701in" fo:text-indent="-0.25in" fo:margin-left="0.670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201in" fo:text-indent="-0.25in" fo:margin-left="0.920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1701in" fo:text-indent="-0.25in" fo:margin-left="1.170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201in" fo:text-indent="-0.25in" fo:margin-left="1.420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6701in" fo:text-indent="-0.25in" fo:margin-left="1.670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201in" fo:text-indent="-0.25in" fo:margin-left="1.920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1701in" fo:text-indent="-0.25in" fo:margin-left="2.170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201in" fo:text-indent="-0.25in" fo:margin-left="2.420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6701in" fo:text-indent="-0.25in" fo:margin-left="2.6701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Biorower sportconn <text:span text:style-name="T1">specifikacija</text:span></text:p>
      <text:p text:style-name="P1"/>
      <text:p text:style-name="P23">Tehnologije:</text:p>
      <text:p text:style-name="P24">Back-end: Laravel 5, MySql, node.js (express), socket.io</text:p>
      <text:p text:style-name="P21">Front-end: HTML, CSS, Bootstrap 3, AJAX, JavaScript (jQuery), Highcharts, jQuery Frontier Calendar...</text:p>
      <text:p text:style-name="P3"/>
      <text:p text:style-name="P3"/>
      <text:p text:style-name="P4"><text:span text:style-name="T2">P</text:span><text:span text:style-name="T2">očetna stranica</text:span></text:p>
      <text:p text:style-name="P15"/>
      <text:p text:style-name="P14"><text:span text:style-name="T5"><text:s text:c="7"/></text:span><text:span text:style-name="T5">- Login</text:span></text:p>
      <text:list xml:id="list7722652488930153911" text:style-name="L1">
        <text:list-item>
          <text:p text:style-name="P31">preko sajta</text:p>
        </text:list-item>
        <text:list-item>
          <text:p text:style-name="P31">facebook</text:p>
          <text:list>
            <text:list-item>
              <text:p text:style-name="P43"><text:span text:style-name="T7">ako ne postoji user sa tim email-om</text:span><text:span text:style-name="T5"> kreira se novi korisnik sa sledećim</text:span><text:span text:style-name="T7"> </text:span><text:span text:style-name="T5">(bitnim) podacima</text:span><text:span text:style-name="T7">:</text:span></text:p>
              <text:list>
                <text:list-item>
                  <text:p text:style-name="P46"><text:span text:style-name="T5">email, ime, prezime (</text:span><text:span text:style-name="T8">uzetim sa fb-a</text:span><text:span text:style-name="T5">)</text:span></text:p>
                </text:list-item>
                <text:list-item>
                  <text:p text:style-name="P46"><text:span text:style-name="T8">“username” (ili interno display_name) koji se kreira tako </text:span><text:span text:style-name="T5">što se uzme prvi deo email-a (do znaka </text:span><text:span text:style-name="T8">@). Mo</text:span><text:span text:style-name="T5">že user da ga promeni i ne mora biti jedinstven. Pojavljuje se recimo na komentarima, u profilu korisnika i po njemu se pronalazi </text:span><text:span text:style-name="T8">(pretragom)</text:span><text:span text:style-name="T5"> korisnik (kao na skype).</text:span></text:p>
                </text:list-item>
                <text:list-item>
                  <text:p text:style-name="P46"><text:span text:style-name="T5">linkname kreira se isto kao </text:span><text:span text:style-name="T8">display_name </text:span><text:span text:style-name="T5">stim da mora da bude jedinstven i ne može da se menja. Ako već postoji to ime onda se dodaje određeni broj ispred imena. Pojavljuje se na l</text:span><text:span text:style-name="T8">inkovima korisnika</text:span><text:span text:style-name="T5"> umesto stvarnog id-a usera iz baze.</text:span></text:p>
                </text:list-item>
              </text:list>
            </text:list-item>
          </text:list>
        </text:list-item>
        <text:list-item>
          <text:p text:style-name="P34">twitter </text:p>
          <text:list>
            <text:list-item>
              <text:p text:style-name="P46"><text:span text:style-name="T8">ako ne postoji user sa tim </text:span><text:span text:style-name="T5">twitter id</text:span><text:span text:style-name="T8">-om </text:span><text:span text:style-name="T5">u bazi kreira se novi korisnik – isto kao kod fb sa jednom izmenom</text:span></text:p>
              <text:list>
                <text:list-item>
                  <text:p text:style-name="P31">email se ne dobija od twittera pa se kreira privremeni koji korisnik može da promeni, na sl. način:</text:p>
                </text:list-item>
              </text:list>
            </text:list-item>
          </text:list>
          <text:p text:style-name="P31"><text:s text:c="13"/>email = "e." + first_name + timestamp + "@<text:span text:style-name="T1">biorower</text:span>.com";</text:p>
        </text:list-item>
      </text:list>
      <text:p text:style-name="P7"/>
      <text:p text:style-name="P7"><text:s text:c="6"/>- Registracija preko sajta</text:p>
      <text:p text:style-name="P7"/>
      <text:p text:style-name="P7"><text:s text:c="6"/>- <text:span text:style-name="T4">Forgot your</text:span> password (šalje link na mail useru da bi resetovao password, <text:span text:style-name="T4">posle dobija stranicu za promenu</text:span>)</text:p>
      <text:p text:style-name="P7"/>
      <text:p text:style-name="P7"><text:s text:c="6"/>- Remember me (ostavlja logovanog usera)</text:p>
      <text:p text:style-name="P7"/>
      <text:p text:style-name="P7"/>
      <text:p text:style-name="P14"><text:span text:style-name="T11">My profile </text:span><text:span text:style-name="T12">(overview)</text:span><text:span text:style-name="T11"> stranica</text:span><text:span text:style-name="T5"> – ista stranica prikazuje se kao moj profil ili nečiji drugi </text:span><text:span text:style-name="T7">(sa malim promenama) </text:span></text:p>
      <text:p text:style-name="P14"><text:span text:style-name="T7"><text:s text:c="8"/>(</text:span><text:span text:style-name="T16">za prikaz izgleda -</text:span><text:span text:style-name="T7"> </text:span><text:span text:style-name="T16">pogledati dokument History 20150804.doc</text:span><text:span text:style-name="T7">)</text:span></text:p>
      <text:p text:style-name="P7"/>
      <text:p text:style-name="P7"><text:s text:c="7"/>- Bitne vrednosti <text:span text:style-name="T4">(Total parametri)</text:span></text:p>
      <text:p text:style-name="P7"><text:s text:c="7"/>- Heat map (prikaz učestalosti sesija za svaki dan u poslednjih godinu dana – raspoređeno po mesecima)</text:p>
      <text:p text:style-name="P20"><text:span text:style-name="T5"><text:s text:c="7"/></text:span><text:span text:style-name="T8">- Grafovi </text:span></text:p>
      <text:list xml:id="list3164689030938878570" text:style-name="L2">
        <text:list-item>
          <text:list>
            <text:list-item>
              <text:list>
                <text:list-item>
                  <text:p text:style-name="P35">History segment (promena grafova po nedeljama, mesecima i godinama kao i po parametrima</text:p>
                </text:list-item>
                <text:list-item>
                  <text:p text:style-name="P35">Progress segment (pregled statistike po nedeljama, mesecima i godinama)</text:p>
                </text:list-item>
              </text:list>
            </text:list-item>
          </text:list>
        </text:list-item>
      </text:list>
      <text:p text:style-name="P10"><text:s/></text:p>
      <text:p text:style-name="P10"><text:s text:c="7"/>- avatar sa profilnim podacima (ime, prezime, display_name, linkname)</text:p>
      <text:p text:style-name="P10"><text:s text:c="7"/>- dugme za follow ili unfollow usera ako se gleda profil drugog korisnika</text:p>
      <text:p text:style-name="P10"><text:s text:c="7"/>- spisak usera koje on prati</text:p>
      <text:p text:style-name="P10"><text:s text:c="7"/>- spisak usera koji prate usera</text:p>
      <text:p text:style-name="P10"/>
      <text:p text:style-name="P7"><text:s text:c="7"/>U slučaju da je korisnik stavio sa mu podaci budu privatni prikazivaće se samo </text:p>
      <text:p text:style-name="P7"><text:s text:c="7"/>- avatar sa profilnim podacima (ime, prezime, display_name, linkname)</text:p>
      <text:p text:style-name="P10"><text:s text:c="7"/>- dugme za request za follow korisnika</text:p>
      <text:p text:style-name="P7"/>
      <text:p text:style-name="P30">My sessions <text:span text:style-name="T1">stranica</text:span></text:p>
      <text:p text:style-name="P10"><text:s text:c="8"/>(<text:span text:style-name="T15">za prikaz izgleda - pogledati dokument History 20150804.doc</text:span>)</text:p>
      <text:p text:style-name="P10"/>
      <text:p text:style-name="P10"><text:s text:c="6"/>- spisak sesija po filteru</text:p>
      <text:list xml:id="list4632857023763203185" text:style-name="L3">
        <text:list-item>
          <text:p text:style-name="P36">ove nedelje</text:p>
        </text:list-item>
        <text:list-item>
          <text:p text:style-name="P36">ovog meseca</text:p>
        </text:list-item>
        <text:list-item>
          <text:p text:style-name="P36">30 dana</text:p>
        </text:list-item>
        <text:list-item>
          <text:p text:style-name="P36">izabrani opseg datuma</text:p>
        </text:list-item>
      </text:list>
      <text:p text:style-name="P10"/>
      <text:p text:style-name="P5">Session stranica (prikaz jedne sesije)</text:p>
      <text:p text:style-name="P10"/>
      <text:p text:style-name="P7"><text:s text:c="7"/>- Bitne vrednosti</text:p>
      <text:p text:style-name="P14"><text:span text:style-name="T5"><text:s text:c="7"/>- </text:span><text:span text:style-name="T7">Grafovi</text:span></text:p>
      <text:p text:style-name="P14"><text:span text:style-name="T5"><text:s text:c="7"/>- </text:span><text:span text:style-name="T7">Komentari (za sad mogu svi koji su logovani ostavljati)</text:span></text:p>
      <text:p text:style-name="P14"><text:span text:style-name="T5"><text:s text:c="7"/>- </text:span><text:span text:style-name="T7">Share-ovanje sesije na facebook i twitter</text:span></text:p>
      <text:p text:style-name="P10"/>
      <text:p text:style-name="P6"><text:span text:style-name="T14">Kalendar <text:s/></text:span><text:span text:style-name="T9">- kalendarski prikaz sesija</text:span></text:p>
      <text:p text:style-name="P12"/>
      <text:p text:style-name="P12"/>
      <text:p text:style-name="P5">Edit profile stranica</text:p>
      <text:p text:style-name="P5"/>
      <text:p text:style-name="P10"><text:s text:c="6"/>- E-mail</text:p>
      <text:p text:style-name="P10"><text:s text:c="6"/>- User details </text:p>
      <text:list xml:id="list2840829522992605937" text:style-name="L4">
        <text:list-item>
          <text:p text:style-name="P37">Display name </text:p>
        </text:list-item>
        <text:list-item>
          <text:p text:style-name="P37">First name </text:p>
        </text:list-item>
        <text:list-item>
          <text:p text:style-name="P37">Last name </text:p>
        </text:list-item>
        <text:list-item>
          <text:p text:style-name="P37">About me </text:p>
        </text:list-item>
        <text:list-item>
          <text:p text:style-name="P37">Language </text:p>
        </text:list-item>
        <text:list-item>
          <text:p text:style-name="P37">Date of birth </text:p>
        </text:list-item>
        <text:list-item>
          <text:p text:style-name="P37">Gender </text:p>
        </text:list-item>
        <text:list-item>
          <text:p text:style-name="P37">Phone </text:p>
        </text:list-item>
        <text:list-item>
          <text:p text:style-name="P37">Mobile </text:p>
        </text:list-item>
        <text:list-item>
          <text:p text:style-name="P37">Line1 </text:p>
        </text:list-item>
        <text:list-item>
          <text:p text:style-name="P37">Line2 </text:p>
        </text:list-item>
        <text:list-item>
          <text:p text:style-name="P37">City </text:p>
        </text:list-item>
        <text:list-item>
          <text:p text:style-name="P37">Zip </text:p>
        </text:list-item>
        <text:list-item>
          <text:p text:style-name="P37">Website </text:p>
        </text:list-item>
        <text:list-item>
          <text:p text:style-name="P37">Country </text:p>
        </text:list-item>
      </text:list>
      <text:p text:style-name="P10"/>
      <text:p text:style-name="P14"><text:s text:c="5"/><text:span text:style-name="T4">- </text:span><text:span text:style-name="T7">User type (bira se jedna od opcija)</text:span></text:p>
      <text:list xml:id="list3392597762459095997" text:style-name="L5">
        <text:list-item>
          <text:list>
            <text:list-item>
              <text:p text:style-name="P38">Home User </text:p>
            </text:list-item>
            <text:list-item>
              <text:p text:style-name="P38">Gym/Club User </text:p>
            </text:list-item>
            <text:list-item>
              <text:p text:style-name="P38">Work User </text:p>
            </text:list-item>
            <text:list-item>
              <text:p text:style-name="P38">Armed Forces/Uniformed Services User </text:p>
            </text:list-item>
          </text:list>
        </text:list-item>
      </text:list>
      <text:p text:style-name="P10"/>
      <text:p text:style-name="P10"><text:s text:c="5"/>- Profile image <text:span text:style-name="T1">(promena profilne slike - avatara)</text:span></text:p>
      <text:p text:style-name="P14"><text:span text:style-name="T7"><text:tab/></text:span><text:span text:style-name="T5">Učita</text:span><text:span text:style-name="T7"> se slika</text:span><text:span text:style-name="T5"> →</text:span><text:span text:style-name="T7"> izabere se oblast za Crop → po</text:span><text:span text:style-name="T5">šalje se na server koji uradi Crop i Resize na 250x250 i smesti sliku u određeni direktorijum i link ka njoj u bazu.</text:span></text:p>
      <text:p text:style-name="P7"/>
      <text:p text:style-name="P7"><text:s text:c="5"/>- Notifications (slanje mail-a) – opcije su (----, YES, NO)</text:p>
      <text:list xml:id="list177555936606992205" text:style-name="L6">
        <text:list-item>
          <text:p text:style-name="P44"><text:span text:style-name="T5">Notify Me on Comment </text:span><text:span text:style-name="T7">(kada neko komentari</text:span><text:span text:style-name="T5">še na neku od mojih sesija)</text:span></text:p>
        </text:list-item>
        <text:list-item>
          <text:p text:style-name="P32">Notify Me on New Session (kada neko koga ja pratim doda novu sesiju)</text:p>
        </text:list-item>
        <text:list-item>
          <text:p text:style-name="P32">Notify Me on New Watcher (kada neko počne da me prati)</text:p>
        </text:list-item>
        <text:list-item>
          <text:p text:style-name="P32">Send Session Summary (šalje meni session summary kada dodam novu sesiju)</text:p>
          <text:p text:style-name="P32"/>
        </text:list-item>
        <text:list-item>
          <text:p text:style-name="P32">Session Summary Alternative (tekstualno polje za slanje session summary na drugu e-mail adresu)</text:p>
        </text:list-item>
      </text:list>
      <text:p text:style-name="P10"><text:s/></text:p>
      <text:p text:style-name="P14"><text:span text:style-name="T7"><text:s text:c="7"/></text:span><text:span text:style-name="T5">- </text:span><text:span text:style-name="T7">Account Privacy</text:span></text:p>
      <text:list xml:id="list2125826120059618584" text:style-name="L7">
        <text:list-item>
          <text:p text:style-name="P45"><text:span text:style-name="T7">Private Account - </text:span><text:span text:style-name="T5">opcije su (----, YES, NO) </text:span><text:span text:style-name="T7">- ako je postavljeno onda se prikazuju samo osnovni podaci.</text:span></text:p>
        </text:list-item>
      </text:list>
      <text:p text:style-name="P10"/>
      <text:p text:style-name="P10"><text:s text:c="7"/>- Change password – mora da bude min 6 karaktera, ima i polje za potvrdu unosa</text:p>
      <text:p text:style-name="P10"/>
      <text:h text:style-name="P28" text:outline-level="1"><text:span text:style-name="T12">“I am following” i “Following me” </text:span><text:span text:style-name="T11">stranice</text:span><text:span text:style-name="T7"> </text:span><text:span text:style-name="T5">- </text:span><text:span text:style-name="T7">stranice prikazuju usere sa osnovnim podacima, </text:span><text:span text:style-name="T5">brojem sesija, i datumom kreiranja accounta </text:span><text:span text:style-name="T7">(linkovi ko njihovim profilima)</text:span></text:h>
      <text:p text:style-name="P26"/>
      <text:p text:style-name="P25"><text:span text:style-name="T11">Find user</text:span><text:span text:style-name="T12">s</text:span><text:span text:style-name="T7"> – pretraga usera </text:span><text:span text:style-name="T5">sa jednim poljem </text:span><text:span text:style-name="T7">po imenu </text:span><text:span text:style-name="T5">ili prezimenu</text:span><text:span text:style-name="T7">, za usere koji su stavili Privacy dobijaju se samo osnovni podaci </text:span><text:span text:style-name="T5">kao rezultat. Za te korisnike šalje se Request kao poruka za potvrdu.</text:span></text:p>
      <text:p text:style-name="P10"/>
      <text:p text:style-name="P5">My races stranica</text:p>
      <text:p text:style-name="P10"/>
      <text:p text:style-name="P14"><text:span text:style-name="T7"><text:s text:c="5"/>- Spisak trka sa vremenom </text:span><text:span text:style-name="T5">kreiranja </text:span><text:span text:style-name="T7">te</text:span><text:span text:style-name="T5"> trke</text:span></text:p>
      <text:p text:style-name="P10"><text:s text:c="5"/>- Forma za unos nove trke </text:p>
      <text:p text:style-name="P10"/>
      <text:p text:style-name="P5">Race stranica</text:p>
      <text:p text:style-name="P10"/>
      <text:p text:style-name="P14"><text:span text:style-name="T7"><text:s text:c="5"/>- Dodavanje u</text:span><text:span text:style-name="T5">česnika trke</text:span><text:span text:style-name="T7"> iz liste onih koji mene prate</text:span></text:p>
      <text:p text:style-name="P14"><text:span text:style-name="T7"><text:s text:c="5"/>- Dodavanje u</text:span><text:span text:style-name="T5">česnika trke slanjem zahteva bilo kojem useru na serveru samo za određenu trku (korisnik dobija mail i poruku za potvrdu)</text:span></text:p>
      <text:p text:style-name="P14"><text:span text:style-name="T7"><text:s text:c="5"/>- Prikaz real-time loga o tome kad je neko u</text:span><text:span text:style-name="T5">šao i izašao iz sobe</text:span></text:p>
      <text:p text:style-name="P14"><text:span text:style-name="T7"><text:s text:c="5"/>- </text:span><text:span text:style-name="T5">Chat poruke između usera</text:span></text:p>
      <text:h text:style-name="P28" text:outline-level="1"><text:span text:style-name="T12">API Docs stranica</text:span><text:span text:style-name="T7"> – dokumentacija za REST API servise</text:span></text:h>
      <text:list xml:id="list4355254324789269233" text:style-name="L8">
        <text:list-item>
          <text:p text:style-name="P52">Data Version 1.1 <text:s/>- JSON izgled sesije koja se dobija od androida</text:p>
        </text:list-item>
      </text:list>
      <text:p text:style-name="P27"/>
      <text:p text:style-name="P5">Mesagges</text:p>
      <text:list xml:id="list33188740" text:continue-numbering="true" text:style-name="L8">
        <text:list-item>
          <text:p text:style-name="P52">Prikaz poruka za request za trku, request za following i obične poruke (dobijanje poruka u real-time-u)</text:p>
        </text:list-item>
      </text:list>
      <text:h text:style-name="P29" text:outline-level="1"><text:span text:style-name="T14">API servisi (za ure</text:span><text:span text:style-name="T3">đaj)</text:span></text:h>
      <text:list xml:id="list7237293321163169869" text:style-name="L9">
        <text:list-item>
          <text:p text:style-name="P39">Registracija - POST https://www.biorower.com/api/v1/adduser</text:p>
        </text:list-item>
        <text:list-item>
          <text:p text:style-name="P39">Logovanje - POST https://www.biorower.com/api/v1/users</text:p>
        </text:list-item>
        <text:list-item>
          <text:p text:style-name="P40">Provera tokena - POST https://www.biorower.com/api/v1/auths</text:p>
        </text:list-item>
        <text:list-item>
          <text:p text:style-name="P40">Slanje sesije - POST https://www.biorower.com/api/v1/sessions_upload</text:p>
        </text:list-item>
        <text:list-item>
          <text:p text:style-name="P40">Osnovni podaci za poslednjih N sesija - POST https://www.biorower.com/api/v1/sessions_recent </text:p>
        </text:list-item>
        <text:list-item>
          <text:p text:style-name="P40">Slanje N sesija - POST https://www.beeger.com/api/v1/sessions_get </text:p>
        </text:list-item>
        <text:list-item>
          <text:p text:style-name="P40">Dobijanje podataka iz N sesija za listu - POST https://www.biorower.com/api/v1/sessions_short_data</text:p>
        </text:list-item>
        <text:list-item>
          <text:p text:style-name="P40">Brisanje sesije - POST https://www.biorower.com/api/v1/delete_session</text:p>
        </text:list-item>
        <text:list-item>
          <text:p text:style-name="P40">Dobijanje podataka za kalendar - POST https://www.biorower.com/api/v1/sessions_calendar_data</text:p>
        </text:list-item>
        <text:list-item>
          <text:p text:style-name="P40">Dobijanje totalnih statistika POST https://www.biorower.com/api/v1/sessions_total_statistics</text:p>
        </text:list-item>
        <text:list-item>
          <text:p text:style-name="P40">History i progress podaci - POST https://www.biorower.com/api/v1/sessions_history</text:p>
          <text:p text:style-name="P40"/>
        </text:list-item>
      </text:list>
      <text:p text:style-name="P11"/>
      <text:p text:style-name="P11"/>
      <text:p text:style-name="P10"><text:s text:c="6"/></text:p>
      <text:p text:style-name="P10"/>
      <text:p text:style-name="P10"/>
      <text:p text:style-name="P10"/>
      <text:p text:style-name="P10"/>
      <text:p text:style-name="P16">Races (detaljnije)</text:p>
      <text:p text:style-name="P16"/>
      <text:p text:style-name="P13">Stranica za prikaz liste trka</text:p>
      <text:list xml:id="list2480955137165361943" text:style-name="L10">
        <text:list-item>
          <text:list>
            <text:list-item>
              <text:p text:style-name="P41">trke koje su završene (arhiva)</text:p>
            </text:list-item>
            <text:list-item>
              <text:p text:style-name="P41">trke koje predstoje</text:p>
            </text:list-item>
            <text:list-item>
              <text:p text:style-name="P41">novi requestovi za trke</text:p>
            </text:list-item>
          </text:list>
        </text:list-item>
      </text:list>
      <text:p text:style-name="P13"/>
      <text:p text:style-name="P13">Stranica za trku</text:p>
      <text:p text:style-name="P14"><text:span text:style-name="T7"><text:s text:c="12"/>- Dodavanje u</text:span><text:span text:style-name="T5">česnika trke</text:span><text:span text:style-name="T7"> iz liste onih koji mene prate</text:span></text:p>
      <text:p text:style-name="P14"><text:span text:style-name="T7"><text:tab/>- Dodavanje u</text:span><text:span text:style-name="T5">česnika trke slanjem zahteva bilo kojem useru na serveru samo za određenu trku (korisnik dobija mail i poruku za potvrdu)</text:span></text:p>
      <text:p text:style-name="P14"><text:span text:style-name="T7"><text:tab/>- Prikaz real-time loga o tome kad je neko u</text:span><text:span text:style-name="T5">šao i izašao iz sobe</text:span></text:p>
      <text:p text:style-name="P18"><text:span text:style-name="T10"><text:tab/>- </text:span><text:span text:style-name="T6">Chat poruke između usera</text:span></text:p>
      <text:p text:style-name="P8"/>
      <text:p text:style-name="P16"/>
      <text:p text:style-name="P16"/>
      <text:p text:style-name="P16">Uraditi u projektu</text:p>
      <text:p text:style-name="P17"/>
      <text:p text:style-name="P19"><text:tab/>Trebalo bi da Bojan<text:span text:style-name="T18"> </text:span>uradi:<text:span text:style-name="T17"> <text:s text:c="4"/></text:span><text:span text:style-name="T18"><text:s/></text:span><text:span text:style-name="T13">(žuta boja označava šta je urađeno)</text:span></text:p>
      <text:p text:style-name="P9"/>
      <text:list xml:id="list177282521009348186" text:style-name="L11">
        <text:list-item>
          <text:p text:style-name="P47"><text:span text:style-name="T1">My profile (overview) stranic</text:span>a <text:s/>- <text:span text:style-name="T1">dodati evente za promenu grafova (još malo posla)</text:span></text:p>
        </text:list-item>
        <text:list-item>
          <text:p text:style-name="P47"><text:span text:style-name="T1">My profile (overview) stranic</text:span>a <text:s/>- zameniti test JSON podatke za grafike sa pravim vrednostima (napraviti u back-endu JSON koji <text:span text:style-name="T1">se prosleđuje graficima) – videti sa Gaborom kako će izgledati pravi podaci koji će se upisivati u bazu</text:span></text:p>
        </text:list-item>
        <text:list-item>
          <text:p text:style-name="P48">My sessions stranica – uraditi prikaz grafova kao u fajlu History 20150804.doc</text:p>
        </text:list-item>
        <text:list-item>
          <text:p text:style-name="P49"><text:span text:style-name="T17">Baza i back end – promeniti tabele u bazi da se omogući “brisanje” sesija (fleg), “brisanje” trka, pozicija u trkama (rezultat), trajanje. </text:span>Upisivati trku kao sesiju u bazu i spojiti sesiju sa tabelom za trke.</text:p>
        </text:list-item>
        <text:list-item>
          <text:p text:style-name="P49"><text:span text:style-name="T17">Dodati brisanje sesija i trka u front-end-u </text:span>(preko kalendara i iz <text:span text:style-name="T17">liste) i promena flega u bazi</text:span></text:p>
        </text:list-item>
        <text:list-item>
          <text:p text:style-name="P48">Dodati RESTfull end-pointe za History (nedelje, meseci, godine) za slanje na android– videti sa Gaborom šta će biti servisi i kako će izgledati</text:p>
        </text:list-item>
        <text:list-item>
          <text:p text:style-name="P49"><text:span text:style-name="T17">Definisati kako će se statistika i total podaci beležiti, kao sirovi podaci iz jedne tabele <text:s/></text:span>ili već izračunati u drugim tabelama (sa cron job jednom u toku recimo dana).</text:p>
        </text:list-item>
      </text:list>
      <text:p text:style-name="P8"/>
      <text:p text:style-name="P8"/>
      <text:p text:style-name="P19"><text:tab/>Trebalo bi uraditi:</text:p>
      <text:p text:style-name="P8"/>
      <text:list xml:id="list33174181" text:continue-numbering="true" text:style-name="L11">
        <text:list-item>
          <text:p text:style-name="P33">Definisati sve vezano za zone, back-end, front-end</text:p>
        </text:list-item>
        <text:list-item>
          <text:p text:style-name="P42">Kalendar stranica – definisati <text:span text:style-name="T1">šta će da se prikazuje kad se otvori neki trening, srediti vizuelno kalendar. Videti da li će se koristiti Heat map “kalendar” sa My profile (overview) stranice.</text:span></text:p>
        </text:list-item>
        <text:list-item>
          <text:p text:style-name="P33">Trke – osmisliti prikaz samih trka kao stranica koje su vezane za njih</text:p>
        </text:list-item>
        <text:list-item>
          <text:p text:style-name="P33">Trke – definisati startovanje trke</text:p>
        </text:list-item>
        <text:list-item>
          <text:p text:style-name="P33">Trke - definisati podatke koji se šalju sa androida</text:p>
        </text:list-item>
        <text:list-item>
          <text:p text:style-name="P33">Trke – određivanje pozicije takmičara i prosleđivanje svima</text:p>
        </text:list-item>
        <text:list-item>
          <text:p text:style-name="P33">Trke – na kraju trke upisati podatke kao sesiju i podatke o trci</text:p>
        </text:list-item>
        <text:list-item>
          <text:p text:style-name="P42">Definisati <text:span text:style-name="T1">šta će se još dodavati (odnos trener – takmičari, naplaćivanje, </text:span><text:span text:style-name="T1">timovi</text:span><text:span text:style-name="T1">...)</text:span></text:p>
        </text:list-item>
        <text:list-item>
          <text:p text:style-name="P33">Testiranje</text:p>
        </text:list-item>
        <text:list-item>
          <text:p text:style-name="P33">Razdvojiti projekte beeger i biorower</text:p>
          <text:p text:style-name="P33"/>
          <text:p text:style-name="P33"/>
        </text:list-item>
      </text:list>
      <text:p text:style-name="P12"/>
      <text:list xml:id="list33173559" text:continue-numbering="true" text:style-name="L11">
        <text:list-header>
          <text:p text:style-name="P50"/>
        </text:list-header>
      </text:list>
      <text:p text:style-name="P16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209in" fo:margin-bottom="0.7874in" fo:margin-left="0.2165in" fo:margin-right="0.2146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7T15:55:05.86</meta:creation-date>
    <dc:date>2015-09-28T13:02:14.68</dc:date>
    <meta:editing-duration>P1DT10H59M35S</meta:editing-duration>
    <meta:editing-cycles>146</meta:editing-cycles>
    <meta:generator>OpenOffice.org/3.4.1$Win32 OpenOffice.org_project/341m1$Build-9593</meta:generator>
    <meta:document-statistic meta:table-count="0" meta:image-count="0" meta:object-count="0" meta:page-count="1" meta:paragraph-count="139" meta:word-count="1279" meta:character-count="7979"/>
  </office:meta>
</office:document-meta>
</file>